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yIterato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Entry.SimpleEntry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.remove( Object key , int hash , Object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impleEntry.eq( Object o1 , Object o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ConcurrentHash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Iterator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rnalConcurrentHashMap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gment.containsKey( Object key , int has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nalConcurrentHashMap.putIfAbsen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Iterator.Hash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ryIterator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nalConcurrentHashMap.readObject( java . io . ObjectInputStream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.containsValue(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tryIt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gment.readValueUnderLock( HashEntry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Iterator.eq( Object o1 , Object o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.Segment( int initialCapacity , float l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ConcurrentHashMap.segmentFor( int ha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Entry.HashEntry( Object key , int hash , HashEntry nex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ConcurrentHashMap.InternalConcurrent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ConcurrentHashMap.InternalConcurrentHashMap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.to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ConcurrentHashMap.isEmpt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KeySet.toArray( Object [ ]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ryIterator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gment.setTable( HashEntry [ ] new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.replace( Object key , int hash , Object new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ternalConcurrentHash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ConcurrentHash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.getFirst( int ha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toArray( Object [ ]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Entr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ConcurrentHash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.put( Object key , int hash , Object value , boolean onlyIfAbs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gment.replace( Object key , int hash , Object oldValue , Object new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trySet.to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rnalConcurrentHashMap.replace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Iterator.advanc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alues.to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ConcurrentHashMap.hash( Objec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ey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.cle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Entry.SimpleEntry( Entry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ternalConcurrentHash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Set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ConcurrentHashMap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ConcurrentHashMap.siz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InternalConcurrentHashMap.InternalConcurrentHashMap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contain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gment.get( Object key , int has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ashIterato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rnalConcurrentHashMap.containsValue( Object valu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Entry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rnalConcurrentHashMap.putAll( Map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ConcurrentHashMap.replace( Object key , Object oldValue , Object new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Iterator.nextEn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r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ConcurrentHash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.toArray( Object [ ]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s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ntry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Entry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ConcurrentHashMap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ConcurrentHashMap.writeObject( java . io . ObjectOutputStream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ntr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ConcurrentHashMap.InternalConcurrentHashMap( int initialCapacity , float load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ConcurrentHashMap.remove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Iterator.set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ryItera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rnalConcurrentHashMap.InternalConcurrentHashMap( int initialCapacity , float loadFactor , int concurrencyLeve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gment.rehash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EntrySet.remove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ConcurrentHash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Iterator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ue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ConcurrentHashMap.contain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ntr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